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4a84" officeooo:paragraph-rsid="00094a8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Definition</text:p>
      <text:p text:style-name="Standard"/>
      <text:p text:style-name="Standard">CREATE DATABASE autoscouts;</text:p>
      <text:p text:style-name="Standard"/>
      <text:p text:style-name="Standard">USE autoscouts;</text:p>
      <text:p text:style-name="Standard"/>
      <text:p text:style-name="Standard">CREATE TABLE Inventory</text:p>
      <text:p text:style-name="Standard">(</text:p>
      <text:p text:style-name="Standard"><text:s text:c="3"/>id int NOT NULL AUTO_INCREMENT PRIMARY KEY,</text:p>
      <text:p text:style-name="Standard"><text:s text:c="3"/>ItemName varchar(60) NOT NULL,</text:p>
      <text:p text:style-name="Standard"><text:s text:c="3"/>Price float NOT NULL,</text:p>
      <text:p text:style-name="Standard"><text:s text:c="3"/>Discount float,</text:p>
      <text:p text:style-name="Standard"><text:s text:c="3"/>Qty int NOT NULL,</text:p>
      <text:p text:style-name="Standard"><text:s text:c="3"/>Threshold int NOT NULL</text:p>
      <text:p text:style-name="Standard">);</text:p>
      <text:p text:style-name="Standard"/>
      <text:p text:style-name="Standard">INSERT INTO Inventory (ItemName,Price,Discount,Qty,Threshold)</text:p>
      <text:p text:style-name="Standard"><text:s text:c="7"/>VALUES ('tomato juice', 3.25, .10, 4, 2);</text:p>
      <text:p text:style-name="Standard">INSERT INTO Inventory (ItemName,Price,Discount,Qty,Threshold)</text:p>
      <text:p text:style-name="Standard"><text:s text:c="7"/>VALUES ('vodka', 24.75, 0, 5, 3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1:47:26.093767906</meta:creation-date>
    <dc:date>2017-12-04T01:54:00.361943411</dc:date>
    <meta:editing-duration>PT6M34S</meta:editing-duration>
    <meta:editing-cycles>1</meta:editing-cycles>
    <meta:document-statistic meta:table-count="0" meta:image-count="0" meta:object-count="0" meta:page-count="1" meta:paragraph-count="16" meta:word-count="58" meta:character-count="462" meta:non-whitespace-character-count="388"/>
    <meta:generator>LibreOffice/5.4.3.2$Linux_X86_64 LibreOffice_project/40m0$Build-2</meta:generator>
  </office:meta>
</office:document-meta>
</file>